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abla1" style:family="table">
      <style:table-properties style:width="16.806cm" table:align="margins"/>
    </style:style>
    <style:style style:name="Tabla1.A" style:family="table-column">
      <style:table-column-properties style:column-width="16.806cm" style:rel-column-width="65535*"/>
    </style:style>
    <style:style style:name="Tabl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16.806cm" style:rel-column-width="65535*"/>
    </style:style>
    <style:style style:name="Tabla2.A1" style:family="table-cell">
      <style:table-cell-properties fo:background-color="#fff5ce" fo:padding="0.097cm" fo:border="0.5pt solid #000000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16.806cm" style:rel-column-width="65535*"/>
    </style:style>
    <style:style style:name="Tabl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16.806cm" style:rel-column-width="65535*"/>
    </style:style>
    <style:style style:name="Tabl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16.806cm" style:rel-column-width="65535*"/>
    </style:style>
    <style:style style:name="Tabl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16.806cm" style:rel-column-width="65535*"/>
    </style:style>
    <style:style style:name="Tabl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abla7" style:family="table">
      <style:table-properties style:width="16.806cm" table:align="margins"/>
    </style:style>
    <style:style style:name="Tabla7.A" style:family="table-column">
      <style:table-column-properties style:column-width="16.806cm" style:rel-column-width="65535*"/>
    </style:style>
    <style:style style:name="Tabla7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8" style:family="table">
      <style:table-properties style:width="16.806cm" table:align="margins"/>
    </style:style>
    <style:style style:name="Tabla8.A" style:family="table-column">
      <style:table-column-properties style:column-width="16.806cm" style:rel-column-width="65535*"/>
    </style:style>
    <style:style style:name="Tabla8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cm" table:align="margins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cm" table:align="margins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cm" table:align="margins"/>
    </style:style>
    <style:style style:name="Táboa9.A" style:family="table-column">
      <style:table-column-properties style:column-width="17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cm" table:align="margins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9.A2" style:family="table-cell">
      <style:table-cell-properties style:vertical-align="middle" fo:background-color="#e8f2a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9.A3" style:family="table-cell">
      <style:table-cell-properties style:vertical-align="middle"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size-complex="16pt"/>
    </style:style>
    <style:style style:name="P5" style:family="paragraph" style:parent-style-name="Text_20_body">
      <style:paragraph-properties fo:margin-top="0cm" fo:margin-bottom="0cm" style:contextual-spacing="true" fo:line-height="115%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c06470" officeooo:paragraph-rsid="00bacd56" style:font-size-asian="8pt" style:font-size-complex="8pt"/>
    </style:style>
    <style:style style:name="P6" style:family="paragraph" style:parent-style-name="Text_20_body">
      <style:paragraph-properties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c06470" officeooo:paragraph-rsid="00bacd56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10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0fb5" officeooo:paragraph-rsid="00c10fb5" style:font-size-asian="7pt" style:font-size-complex="7pt"/>
    </style:style>
    <style:style style:name="P11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2263" officeooo:paragraph-rsid="00c12263" style:font-size-asian="7pt" style:font-size-complex="7pt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1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14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15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16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18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P20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21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0fb5" officeooo:paragraph-rsid="00c10fb5" style:font-size-asian="7pt" style:font-size-complex="7pt"/>
    </style:style>
    <style:style style:name="P22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c12263" officeooo:paragraph-rsid="00c12263" style:font-size-asian="7pt" style:font-size-complex="7pt"/>
    </style:style>
    <style:style style:name="P2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24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25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26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c7de3f" style:font-size-asian="14pt" style:font-weight-asian="bold" style:font-size-complex="1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cf19aa" officeooo:paragraph-rsid="00c7de3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onsolas" fo:font-size="6pt" fo:font-weight="normal" officeooo:rsid="00420b6f" officeooo:paragraph-rsid="00c7de3f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02b19" officeooo:paragraph-rsid="00c7de3f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075c5" officeooo:paragraph-rsid="00c7de3f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20e28" officeooo:paragraph-rsid="00c7de3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5f88" officeooo:paragraph-rsid="00c7de3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b249" officeooo:paragraph-rsid="00c7de3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onsolas" fo:font-size="6pt" fo:font-weight="normal" officeooo:rsid="01025c2f" officeooo:paragraph-rsid="00c7de3f" style:font-size-asian="6pt" style:font-weight-asian="normal" style:font-size-complex="6pt" style:font-weight-complex="normal"/>
    </style:style>
    <style:style style:name="P35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6pt" officeooo:rsid="00420b6f" officeooo:paragraph-rsid="00c7de3f" style:font-size-asian="5.25pt" style:font-size-complex="6pt"/>
    </style:style>
    <style:style style:name="T1" style:family="text">
      <style:text-properties style:font-weight-asian="bold" style:font-weight-complex="bold"/>
    </style:style>
    <style:style style:name="T2" style:family="text">
      <style:text-properties officeooo:rsid="0045b236"/>
    </style:style>
    <style:style style:name="T3" style:family="text">
      <style:text-properties fo:font-weight="bold" officeooo:rsid="0052e7b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c10fb5"/>
    </style:style>
    <style:style style:name="T6" style:family="text">
      <style:text-properties officeooo:rsid="0052e7b1"/>
    </style:style>
    <style:style style:name="T7" style:family="text">
      <style:text-properties officeooo:rsid="00473204"/>
    </style:style>
    <style:style style:name="T8" style:family="text">
      <style:text-properties officeooo:rsid="004a73ec"/>
    </style:style>
    <style:style style:name="T9" style:family="text">
      <style:text-properties officeooo:rsid="004d1803"/>
    </style:style>
    <style:style style:name="T10" style:family="text">
      <style:text-properties fo:font-weight="bold" officeooo:rsid="004d1803" style:font-weight-asian="bold" style:font-weight-complex="bold"/>
    </style:style>
    <style:style style:name="T11" style:family="text">
      <style:text-properties fo:font-weight="bold" officeooo:rsid="004e2278" style:font-weight-asian="bold" style:font-weight-complex="bold"/>
    </style:style>
    <style:style style:name="T12" style:family="text">
      <style:text-properties officeooo:rsid="00c277d0"/>
    </style:style>
    <style:style style:name="T13" style:family="text">
      <style:text-properties officeooo:rsid="004e2278"/>
    </style:style>
    <style:style style:name="T14" style:family="text">
      <style:text-properties officeooo:rsid="00e9d549"/>
    </style:style>
    <style:style style:name="T15" style:family="text">
      <style:text-properties officeooo:rsid="00eaa4d2"/>
    </style:style>
    <style:style style:name="T16" style:family="text">
      <style:text-properties officeooo:rsid="00f8b119"/>
    </style:style>
    <style:style style:name="T17" style:family="text">
      <style:text-properties officeooo:rsid="00f13fe7"/>
    </style:style>
    <style:style style:name="T18" style:family="text">
      <style:text-properties officeooo:rsid="00fa44c0"/>
    </style:style>
    <style:style style:name="T19" style:family="text">
      <style:text-properties officeooo:rsid="00eca0d7"/>
    </style:style>
    <style:style style:name="T20" style:family="text">
      <style:text-properties officeooo:rsid="00e5a8b2"/>
    </style:style>
    <style:style style:name="T21" style:family="text">
      <style:text-properties officeooo:rsid="00e5c94b"/>
    </style:style>
    <style:style style:name="T22" style:family="text">
      <style:text-properties officeooo:rsid="00e66717"/>
    </style:style>
    <style:style style:name="T23" style:family="text">
      <style:text-properties officeooo:rsid="00f153b5"/>
    </style:style>
    <style:style style:name="T24" style:family="text">
      <style:text-properties officeooo:rsid="00f5ec8b"/>
    </style:style>
    <style:style style:name="T25" style:family="text">
      <style:text-properties officeooo:rsid="00f4bae6"/>
    </style:style>
    <style:style style:name="T26" style:family="text">
      <style:text-properties officeooo:rsid="00f67093"/>
    </style:style>
    <style:style style:name="T27" style:family="text">
      <style:text-properties officeooo:rsid="00f7b18e"/>
    </style:style>
    <style:style style:name="T28" style:family="text">
      <style:text-properties officeooo:rsid="00d9d93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ext:soft-page-break/>
        <table:table-row>
          <table:table-cell table:style-name="Táboa2.A1" office:value-type="string">
            <text:section text:style-name="Sect1" text:name="Sección1">
              <text:section-source xlink:href="../../EQUINOTEIS_DML/Ejercicio%201.%20Agregar%20datos%20a%20EquinoTEIS.odt"/>
              <text:p text:style-name="P4"><text:span text:style-name="T1">Detalles de la tarea de la unidad.</text:span></text:p>
              <table:table table:name="Tabla1" table:style-name="Tabla1">
                <table:table-column table:style-name="Tabla1.A"/>
                <table:table-row>
                  <table:table-cell table:style-name="Tabla1.A1" office:value-type="string">
                    <text:p text:style-name="P2">Enunciado.</text:p>
                  </table:table-cell>
                </table:table-row>
              </table:table>
              <text:p text:style-name="P3"/>
              <table:table table:name="Tabla2" table:style-name="Tabla2">
                <table:table-column table:style-name="Tabla2.A"/>
                <table:table-row>
                  <table:table-cell table:style-name="Tabla2.A1" office:value-type="string">
                    <text:p text:style-name="P5">-- --------------------------------------------------------------------------------------------</text:p>
                    <text:p text:style-name="P5">-- Este ejercicio se realizará sobre la base de datos CuquiTEIS.</text:p>
                    <text:p text:style-name="P5">-- <text:s/>* En cada tarea o acción realiza las capturas de pantalla que consideres adecuadas y adjúntalas en un documento doc con el punto (acción) al que hacen referencia.</text:p>
                    <text:p text:style-name="P5">-- --------------------------------------------------------------------------------------------</text:p>
                    <text:p text:style-name="P5">-- --------------------------------------------------------------------------------------------</text:p>
                    <text:p text:style-name="P5">-- Configura este fichero para asegurar la realización de las siguientes acciones:</text:p>
                    <text:p text:style-name="P5">-- --</text:p>
                    <text:p text:style-name="P5">-- <text:s/>1. Creación de tablas de respaldo bajo el formato _backup:<text:tab/>CREATE TABLE ... AS SELECT * FROM ...</text:p>
                    <text:p text:style-name="P5">-- --</text:p>
                    <text:p text:style-name="P5">-- <text:s/>2. Creación de un punto de restauración inicial:<text:tab/><text:tab/>SAVEPOINT ...</text:p>
                    <text:p text:style-name="P5">-- <text:s text:c="4"/>y de los que consideres necesarios.</text:p>
                    <text:p text:style-name="P5">-- --</text:p>
                    <text:p text:style-name="P5">-- <text:s/>3. Modificación de datos en tres tablas distintas.</text:p>
                    <text:p text:style-name="P5">-- --</text:p>
                    <text:p text:style-name="P5">-- <text:s/>4. Modificación del valor de una clave foránea (ej. los Perros cuyo id_raza es 2, ahora tendrán id_raza = 1).</text:p>
                    <text:p text:style-name="P5">-- --</text:p>
                    <text:p text:style-name="P5">-- <text:s/>5. Eliminación de registros en una tabla que provoque la eliminación en cascada en otras tablas relacionadas (ON DELETE CASCADE). (ej. los Perros cuyo id_raza es 3). ¿Qué tablas crees que se verán afectadas por esa eliminación en cascada?</text:p>
                    <text:p text:style-name="P5">-- --</text:p>
                    <text:p text:style-name="P5">-- <text:s/>6. Agregación de un par de nuevas tuplas en alguna de las tablas.</text:p>
                    <text:p text:style-name="P5">-- --</text:p>
                    <text:p text:style-name="P5">-- <text:s/>7. Restaurar la transacción hasta justo antes de la eliminación de registros con efecto en cascada realizada en el punto (5).</text:p>
                    <text:p text:style-name="P5">-- --</text:p>
                    <text:p text:style-name="P5">-- <text:s/>8. Borra las participaciones en todos los eventos del perro que quieras.</text:p>
                    <text:p text:style-name="P5">-- --</text:p>
                    <text:p text:style-name="P5">-- <text:s/>9. Restaura la transacción hasta justo antes de la inserción de las nuevas tuplas realizada en el punto (6).</text:p>
                    <text:p text:style-name="P5">-- <text:tab/>Este fallará porque se eliminó tras el rollback anterior</text:p>
                    <text:p text:style-name="P5">-- --</text:p>
                    <text:p text:style-name="P5">-- 10. Finaliza la transacción de forma positiva.</text:p>
                    <text:p text:style-name="P5">-- --</text:p>
                    <text:p text:style-name="P5">-- 11. ¿Qué ocurriría si se ejecutase un COMMIT justo después del punto (5)?</text:p>
                    <text:p text:style-name="P6">-- --</text:p>
                    <text:p text:style-name="P6">-- 12. ¿Por qué las tablas _backup no recuperan automáticamente los datos eliminados?</text:p>
                    <text:p text:style-name="P6">-- --</text:p>
                    <text:p text:style-name="P6">-- 13. Si ahora quisiéramos devolver a todas las tablas su valor inicial, antes de la ejecución de estas acciones, ¿cómo podríamos hacer?</text:p>
                    <text:p text:style-name="P6">-- --------------------------------------------------------------------------------------------</text:p>
                    <text:p text:style-name="P6"/>
                    <text:p text:style-name="P6"/>
                  </table:table-cell>
                </table:table-row>
              </table:table>
              <text:p text:style-name="P3"/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7"><text:span text:style-name="T2">Criterios de puntuación</text:span>. <text:span text:style-name="T2">Total 1 punto.</text:span></text:p>
                  </table:table-cell>
                </table:table-row>
              </table:table>
              <text:p text:style-name="P8"/>
              <table:table table:name="Tabla4" table:style-name="Tabla4">
                <table:table-column table:style-name="Tabla4.A"/>
                <table:table-row>
                  <table:table-cell table:style-name="Tabla4.A1" office:value-type="string">
                    <text:list text:style-name="L1">
                      <text:list-item>
                        <text:p text:style-name="P9"><text:span text:style-name="T3">Ejercicio</text:span><text:span text:style-name="T4">:</text:span><text:tab/><text:span text:style-name="T5">1</text:span>,<text:span text:style-name="T6">00</text:span> puntos</text:p>
                        <text:list>
                          <text:list-item>
                            <text:p text:style-name="P10">Cada una de las implementaciones de cada tabla será valorada por un máximo de 1/7 de punto (0,142856).</text:p>
                          </text:list-item>
                          <text:list-item>
                            <text:p text:style-name="P11">Se valuará la correcta sintaxis, el uso de la forma de inserción asignada, la consistencia con los datos proporcionados.</text:p>
                          </text:list-item>
                        </text:list>
                      </text:list-item>
                    </text:list>
                    <text:p text:style-name="P12">TOTAL: 1 punto</text:p>
                  </table:table-cell>
                </table:table-row>
              </table:table>
              <text:p text:style-name="P8"/>
              <table:table table:name="Tabla5" table:style-name="Tabla5">
                <table:table-column table:style-name="Tabla5.A"/>
                <table:table-row>
                  <table:table-cell table:style-name="Tabla5.A1" office:value-type="string">
                    <text:p text:style-name="P7"><text:span text:style-name="T7">Recursos necesarios para realizar la tarea</text:span>.</text:p>
                  </table:table-cell>
                </table:table-row>
              </table:table>
              <text:p text:style-name="P13"/>
              <table:table table:name="Tabla6" table:style-name="Tabla6">
                <table:table-column table:style-name="Tabla6.A"/>
                <table:table-row>
                  <table:table-cell table:style-name="Tabla6.A1" office:value-type="string">
                    <text:list text:continue-numbering="true" text:style-name="L1">
                      <text:list-item>
                        <text:p text:style-name="P14">Ordenador personal con, al menos 1 Gigabyte de memoria RAM.</text:p>
                      </text:list-item>
                      <text:list-item>
                        <text:p text:style-name="P14">Oracle Database 18c <text:span text:style-name="T6">XE instalado</text:span> (o versión posterior).</text:p>
                      </text:list-item>
                      <text:list-item>
                        <text:p text:style-name="P15">SQLDeveloper opcional, <text:span text:style-name="T5">MySQL Developer</text:span>.</text:p>
                      </text:list-item>
                    </text:list>
                  </table:table-cell>
                </table:table-row>
              </table:table>
              <text:p text:style-name="P13"/>
              <text:p text:style-name="P16"/>
              <text:p text:style-name="P16"/>
              <table:table table:name="Tabla7" table:style-name="Tabla7">
                <table:table-column table:style-name="Tabla7.A"/>
                <table:table-row>
                  <table:table-cell table:style-name="Tabla7.A1" office:value-type="string">
                    <text:p text:style-name="P17"><text:span text:style-name="T8">Indicaciones de entrega</text:span>.</text:p>
                  </table:table-cell>
                </table:table-row>
              </table:table>
              <text:p text:style-name="P16"/>
              <table:table table:name="Tabla8" table:style-name="Tabla8">
                <table:table-column table:style-name="Tabla8.A"/>
                <table:table-row>
                  <table:table-cell table:style-name="Tabla8.A1" office:value-type="string">
                    <text:list text:continue-numbering="true" text:style-name="L1">
                      <text:list-item>
                        <text:p text:style-name="P18">Una vez realizada la tarea, elaborarás un único documento donde figuren las respuestas correspondientes. El envío se realizará a través de la plataforma de la forma establecida para ello, y el archivo se nombrará siguiendo las siguientes pautas:</text:p>
                      </text:list-item>
                    </text:list>
                    <text:p text:style-name="P19">apellido1_apellido2_nombre_SIGxx_Tarea</text:p>
                    <text:list text:continue-numbering="true" text:style-name="L1">
                      <text:list-item>
                        <text:p text:style-name="P18">Asegúrate <text:span text:style-name="T9">que el nombre no contenga la letra ñ, tildes ni caracteres especiales extraños. Así, por ejemplo, la alumna </text:span><text:span text:style-name="T10">Fulgencia </text:span><text:span text:style-name="T11">Berdeal</text:span><text:span text:style-name="T10"> </text:span><text:span text:style-name="T11">Outes</text:span><text:span text:style-name="T9"> para la </text:span><text:span text:style-name="T12">quinta</text:span><text:span text:style-name="T9"> unidad del MP de BD debería nombrar esta tarea como:</text:span></text:p>
                      </text:list-item>
                    </text:list>
                    <text:p text:style-name="P19"><text:span text:style-name="T13">berdeal</text:span>_<text:span text:style-name="T13">outes</text:span>_fulgencia_BD0<text:span text:style-name="T12">5</text:span>_Tarea</text:p>
                  </table:table-cell>
                </table:table-row>
              </table:table>
              <text:p text:style-name="P16"/>
            </text:section>
            <text:p text:style-name="P6"/>
          </table:table-cell>
        </table:table-row>
      </table:table>
      <text:p text:style-name="P3"><text:soft-page-break/></text:p>
      <table:table table:name="Táboa3" table:style-name="Táboa3">
        <table:table-column table:style-name="Táboa3.A"/>
        <table:table-row>
          <table:table-cell table:style-name="Táboa3.A1" office:value-type="string">
            <text:p text:style-name="P7"><text:span text:style-name="T2">Criterios de puntuación</text:span>. <text:span text:style-name="T2">Total 1 punto.</text:span></text:p>
          </table:table-cell>
        </table:table-row>
      </table:table>
      <text:p text:style-name="P8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2">
              <text:list-item>
                <text:p text:style-name="P20"><text:span text:style-name="T3">Ejercicio</text:span><text:span text:style-name="T4">:</text:span><text:tab/><text:span text:style-name="T5">1</text:span>,<text:span text:style-name="T6">00</text:span> puntos</text:p>
                <text:list>
                  <text:list-item>
                    <text:p text:style-name="P21">Cada una de las implementaciones de cada tabla será valorada por un máximo de 1/7 de punto (0,142856).</text:p>
                  </text:list-item>
                  <text:list-item>
                    <text:p text:style-name="P22">Se valuará la correcta sintaxis, el uso de la forma de inserción asignada, la consistencia con los datos proporcionados.</text:p>
                  </text:list-item>
                </text:list>
              </text:list-item>
            </text:list>
            <text:p text:style-name="P12">TOTAL: 1 punto</text:p>
          </table:table-cell>
        </table:table-row>
      </table:table>
      <text:p text:style-name="P8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7"><text:span text:style-name="T7">Recursos necesarios para realizar la tarea</text:span>.</text:p>
          </table:table-cell>
        </table:table-row>
      </table:table>
      <text:p text:style-name="P13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2">
              <text:list-item>
                <text:p text:style-name="P23">Ordenador personal con, al menos 1 Gigabyte de memoria RAM.</text:p>
              </text:list-item>
              <text:list-item>
                <text:p text:style-name="P23">Oracle Database 18c <text:span text:style-name="T6">XE instalado</text:span> (o versión posterior).</text:p>
              </text:list-item>
              <text:list-item>
                <text:p text:style-name="P24">SQLDeveloper opcional, <text:span text:style-name="T5">MySQL Developer</text:span>.</text:p>
              </text:list-item>
            </text:list>
          </table:table-cell>
        </table:table-row>
      </table:table>
      <text:p text:style-name="P13"/>
      <text:p text:style-name="P16"/>
      <text:p text:style-name="P16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17"><text:span text:style-name="T8">Indicaciones de entrega</text:span>.</text:p>
          </table:table-cell>
        </table:table-row>
      </table:table>
      <text:p text:style-name="P16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2">
              <text:list-item>
                <text:p text:style-name="P25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19">apellido1_apellido2_nombre_SIGxx_Tarea</text:p>
            <text:list text:continue-numbering="true" text:style-name="L2">
              <text:list-item>
                <text:p text:style-name="P25">Asegúrate <text:span text:style-name="T9">que el nombre no contenga la letra ñ, tildes ni caracteres especiales extraños. Así, por ejemplo, la alumna </text:span><text:span text:style-name="T10">Fulgencia </text:span><text:span text:style-name="T11">Berdeal</text:span><text:span text:style-name="T10"> </text:span><text:span text:style-name="T11">Outes</text:span><text:span text:style-name="T9"> para la </text:span><text:span text:style-name="T12">quinta</text:span><text:span text:style-name="T9"> unidad del MP de BD debería nombrar esta tarea como:</text:span></text:p>
              </text:list-item>
            </text:list>
            <text:p text:style-name="P19"><text:span text:style-name="T13">berdeal</text:span>_<text:span text:style-name="T13">outes</text:span>_fulgencia_BD0<text:span text:style-name="T12">5</text:span>_Tarea</text:p>
          </table:table-cell>
        </table:table-row>
      </table:table>
      <text:p text:style-name="P26"><text:span text:style-name="T14">Tareas a cubrir</text:span>.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7">1. Creación de<text:span text:style-name="T15">l usuario, concesión de permisos y habilitación de sesión</text:span>. <text:s text:c="21"/><text:span text:style-name="T16">(0,</text:span><text:span text:style-name="T17">2</text:span><text:span text:style-name="T16">0 puntos)</text:span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27">2. Eliminación de las tablas por si existiesen y pudiesen generar errores. <text:s text:c="21"/><text:span text:style-name="T16">(0,</text:span><text:span text:style-name="T17">2</text:span><text:span text:style-name="T16">0 puntos)</text:span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29">3. Creación de tablas. <text:s text:c="113"/><text:span text:style-name="T18">(1,</text:span><text:span text:style-name="T19">40</text:span><text:span text:style-name="T18"> punto)</text:span></text:p>
          </table:table-cell>
        </table:table-row>
        <table:table-row>
          <table:table-cell table:style-name="Tabla9.A3" office:value-type="string">
            <text:p text:style-name="P29">3.1. Creación de la tabla <text:span text:style-name="T20">Especie</text:span>. <text:s text:c="85"/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0">3.2. Creación de la tabla <text:span text:style-name="T20">Habitat</text:span>. <text:s text:c="86"/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0">3.3. Creación de la tabla <text:span text:style-name="T20">Dieta</text:span>. <text:s text:c="89"/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0">3.4. Creación de la tabla <text:span text:style-name="T20">Cuidador</text:span>. <text:s text:c="82"/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1">3.5. Creación de la tabla <text:span text:style-name="T20">Reptil</text:span>. <text:s text:c="95"/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1">3.6. Creación de la tabla <text:span text:style-name="T20">Observacion</text:span>.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1">3.7. Creación de la tabla <text:span text:style-name="T21">DietaReptil</text:span>.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2"><text:span text:style-name="T22">4</text:span>. Creación de las claves primarias. <text:s text:c="49"/><text:span text:style-name="T16">(0,</text:span><text:span text:style-name="T23">2</text:span><text:span text:style-name="T16">0 puntos)</text:span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2"><text:span text:style-name="T22">5</text:span>. Creación de las claves foráneas. <text:s text:c="49"/><text:span text:style-name="T16">(0,</text:span><text:span text:style-name="T23">3</text:span><text:span text:style-name="T16">0 puntos)</text:span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2"><text:span text:style-name="T22">6</text:span>. Creación de atributos con valores únicos. <text:s text:c="36"/><text:span text:style-name="T16">(0,</text:span><text:span text:style-name="T23">3</text:span><text:span text:style-name="T16">0 puntos)</text:span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3"><text:span text:style-name="T24">7</text:span>. Creación de restricciones de valores no nulos. <text:s text:c="27"/><text:span text:style-name="T16">(0,</text:span><text:span text:style-name="T23">3</text:span><text:span text:style-name="T16">0 puntos)</text:span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3"><text:span text:style-name="T24">8</text:span>. Creación de restricciones de valores por defecto. <text:s text:c="21"/><text:span text:style-name="T16">(0,</text:span><text:span text:style-name="T23">3</text:span><text:span text:style-name="T16">0 puntos)</text:span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3"><text:span text:style-name="T24">9</text:span>. Creación de restricciones de comparación. <text:s text:c="33"/><text:span text:style-name="T16">(0,</text:span><text:span text:style-name="T25">3</text:span><text:span text:style-name="T16">0 puntos)</text:span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  <table:table-row>
          <table:table-cell table:style-name="Tabla9.A3" office:value-type="string">
            <text:p text:style-name="P33">1<text:span text:style-name="T24">0</text:span>. <text:span text:style-name="T26">Añade en la tabla DietaReptil el atributo id_dietareptil como clave primaria</text:span>. <text:span text:style-name="T26">No olvides borrar la clave primaria anterior. <text:s text:c="71"/></text:span><text:span text:style-name="T16">(0,</text:span><text:span text:style-name="T23">3</text:span><text:span text:style-name="T16">0 puntos)</text:span></text:p>
          </table:table-cell>
        </table:table-row>
        <table:table-row>
          <table:table-cell table:style-name="Tabla9.A2" office:value-type="string">
            <text:p text:style-name="P34"/>
            <text:p text:style-name="P34"><text:soft-page-break/></text:p>
          </table:table-cell>
        </table:table-row>
        <table:table-row>
          <table:table-cell table:style-name="Tabla9.A3" office:value-type="string">
            <text:p text:style-name="P33">1<text:span text:style-name="T27">1</text:span>. <text:span text:style-name="T28">Gráfico</text:span>. <text:s text:c="65"/><text:span text:style-name="T16">(0,</text:span><text:span text:style-name="T23">2</text:span><text:span text:style-name="T16">0 puntos)</text:span></text:p>
          </table:table-cell>
        </table:table-row>
        <table:table-row>
          <table:table-cell table:style-name="Tabla9.A2" office:value-type="string">
            <text:p text:style-name="P28"/>
            <text:p text:style-name="P28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bacd56"/>
    </style:style>
    <style:style style:name="MT2" style:family="text">
      <style:text-properties officeooo:rsid="00420b6f"/>
    </style:style>
    <style:style style:name="MT3" style:family="text">
      <style:text-properties officeooo:rsid="00c7de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5</text:span>. <text:span text:style-name="MT2">ENUNCIADO</text:span> TAREA <text:span text:style-name="MT3">ejecutar transciones</text:span><text:span text:style-name="MT1"> </text:span><text:span text:style-name="MT3">sobre Cuqui</text:span><text:span text:style-name="MT1">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6-03-18T00:28:17.246354600</dc:date>
    <meta:editing-duration>PT6H57M32S</meta:editing-duration>
    <meta:editing-cycles>129</meta:editing-cycles>
    <meta:generator>LibreOffice/25.8.5.2$Windows_X86_64 LibreOffice_project/9c8b85f387cc00a89945a79c9e6239f32e450ac2</meta:generator>
    <meta:document-statistic meta:table-count="17" meta:image-count="0" meta:object-count="0" meta:page-count="5" meta:paragraph-count="89" meta:word-count="837" meta:character-count="6346" meta:non-whitespace-character-count="4650"/>
  </office:meta>
</office:document-meta>
</file>